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">
      <style:paragraph-properties fo:margin-top="0.176cm" fo:margin-bottom="0cm" loext:contextual-spacing="false" fo:line-height="150%" fo:orphans="0" fo:widows="0"/>
    </style:style>
    <style:style style:name="P2" style:family="paragraph" style:parent-style-name="Standard">
      <style:paragraph-properties fo:line-height="150%" fo:text-align="justify" style:justify-single-word="false" fo:orphans="0" fo:widows="0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4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</style:style>
    <style:style style:name="P5" style:family="paragraph" style:parent-style-name="Standard">
      <style:paragraph-properties fo:margin-left="0cm" fo:margin-right="0cm" fo:line-height="150%" fo:orphans="0" fo:widows="0" fo:text-indent="0.7cm" style:auto-text-indent="false"/>
    </style:style>
    <style:style style:name="P6" style:family="paragraph" style:parent-style-name="Standard">
      <style:paragraph-properties fo:margin-left="0.7cm" fo:margin-right="0.7cm" fo:line-height="150%" fo:text-align="justify" style:justify-single-word="false" fo:orphans="0" fo:widows="0" fo:hyphenation-ladder-count="no-limit" fo:text-indent="0.7cm" style:auto-text-indent="false">
        <style:tab-stops/>
      </style:paragraph-properties>
      <style:text-properties fo:hyphenate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561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4.714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4.291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cm" fo:margin-right="0cm" fo:line-height="150%" fo:text-align="justify" style:justify-single-word="false" fo:orphans="0" fo:widows="0" fo:text-indent="0.7cm" style:auto-text-indent="false"/>
    </style:style>
    <style:style style:name="P13" style:family="paragraph" style:parent-style-name="Heading_20_2">
      <style:text-properties fo:font-style="normal" style:font-style-asian="normal"/>
    </style:style>
    <style:style style:name="P14" style:family="paragraph" style:parent-style-name="Heading_20_5">
      <style:text-properties fo:font-style="normal" style:font-style-asian="normal"/>
    </style:style>
    <style:style style:name="P15" style:family="paragraph" style:parent-style-name="Title" style:master-page-name="MP0">
      <style:paragraph-properties fo:text-align="start" style:justify-single-word="false" style:page-number="auto" fo:break-before="page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Courier New" fo:font-size="14pt" fo:font-weight="bold" style:font-size-asian="14pt" style:font-weight-asian="bold" style:font-name-complex="Courier New" style:font-size-complex="14pt"/>
    </style:style>
    <style:style style:name="T4" style:family="text">
      <style:text-properties fo:letter-spacing="-0.025cm" fo:font-style="italic" style:font-style-asian="italic"/>
    </style:style>
    <style:style style:name="T5" style:family="text">
      <style:text-properties style:letter-kerning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_Toc494909860"/><text:bookmark-start text:name="__RefHeading__3_1652706106"/>Wstęp do metafizyki (fr.)<text:bookmark-end text:name="_Toc494909860"/></text:p>
      <text:h text:style-name="Heading_20_1" text:outline-level="1"><text:bookmark-end text:name="__RefHeading__3_1652706106"/><text:bookmark-start text:name="_Toc494909861"/>DEFINICJE<text:bookmark-end text:name="_Toc494909861"/></text:h>
      <text:p text:style-name="P1"><text:span text:style-name="Domyślna_20_czcionka_20_akapitu"><text:span text:style-name="T3"><text:tab/></text:span></text:span>Porównując ze sobą definicje metafizyki i koncepcje absolutu, spostrzegamy, że mimo jawnej rozbieżności zdań filozofowie utrzymują zgodnie, iż istnieją dwa do głębi odmienne sposoby poznania rzeczy. Pierwszy zakłada, że rzecz te obchodzi dookoła, drugi­ –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– gdzie jest ono w ogóle możliwe – że dociera do absolutu.<text:bookmark-start text:name="__RefHeading__5_1652706106"/></text:p>
      <text:p text:style-name="P2"/>
      <text:h text:style-name="P13" text:outline-level="2"><text:bookmark-end text:name="__RefHeading__5_1652706106"/><text:bookmark-start text:name="_Toc494909862"/>RUCH<text:bookmark-end text:name="_Toc494909862"/></text:h>
      <text:p text:style-name="P4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text:bookmark-start text:name="__RefHeading__7_1652706106"/></text:p>
      <text:h text:style-name="Heading_20_3" text:outline-level="3"><text:bookmark-end text:name="__RefHeading__7_1652706106"/><text:bookmark-start text:name="_Toc494909863"/>POSTAĆ<text:bookmark-end text:name="_Toc494909863"/></text:h>
      <text:p text:style-name="P2"><text:tab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4" text:outline-level="4"><text:bookmark-start text:name="_Toc494909864"/>ŹRÓDŁO<text:bookmark-end text:name="_Toc494909864"/></text:h>
      <text:p text:style-name="P5">Wówczas zdawałoby mi się, że jak gdyby z jednego źródła w sposób naturalny wypływają jej czyny, ruchy, słowa. Nie byłyby to już jedynie luźne dodatki, które się <text:soft-page-break/>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ż punktów widzenia na nią.</text:p>
      <text:p text:style-name="P6"><text:span text:style-name="Domyślna_20_czcionka_20_akapitu"><text:span text:style-name="T4">Wszystkie cechy <text:s/>z których składa się jej opis, a które mogą pozwolić mi ją poznać tylko przez porównanie z osobami czy rzeczami znanymi mi już skądinąd, są znakami, w których się ona w sposób mniej lub bardziej symboliczny wyraża. <text:s/>Symbole i punkty widzenia stawiają mnie więc na zewnątrz postaci, mówią mi o niej tylko to, co ma ona wspólnego z innymi, lecz do niej właściwie nie należą.</text:span></text:span><text:span text:style-name="Odwołanie_20_przypisu_20_dolnego"><text:span text:style-name="T4"><text:note text:id="ftn1" text:note-class="footnote"><text:note-citation>1</text:note-citation><text:note-body><text:p text:style-name="Tekst_20_przypisu_20_dolnego"><text:s text:c="2"/>Cytat przykładowy ilustrujący odrębne formatowanie oraz wstawianie przypisów</text:p></text:note-body></text:note></text:span></text:span></text:p>
      <text:p text:style-name="P12"><text:span text:style-name="T5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.</text:span></text:p>
      <text:h text:style-name="P14" text:outline-level="5">ABSOLUT</text:h>
      <text:p text:style-name="P7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<text:s/>Ale absolut jest doskonały przez to, że jest w zupełności tym, czym jest.</text:p>
      <text:p text:style-name="P3">Spis treści</text:p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  <text:index-source-style text:style-name="Subtitle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Heading_20_4"/>
          </text:index-source-styles>
        </text:table-of-content-source>
        <text:index-body>
          <text:p text:style-name="P8"><text:a xlink:type="simple" xlink:href="#_Toc494909860" office:target-frame-name="_top" xlink:show="replace" text:style-name="Internet_20_link" text:visited-style-name="Visited_20_Internet_20_Link"><text:span text:style-name="Hiperłącze">Wstęp do metafizyki (fr.)</text:span></text:a><text:a xlink:type="simple" xlink:href="#_Toc494909860" office:target-frame-name="_top" xlink:show="replace" text:style-name="Internet_20_link" text:visited-style-name="Visited_20_Internet_20_Link"><text:tab/>1</text:a></text:p>
          <text:p text:style-name="P9"><text:a xlink:type="simple" xlink:href="#_Toc494909861" office:target-frame-name="_top" xlink:show="replace" text:style-name="Internet_20_link" text:visited-style-name="Visited_20_Internet_20_Link"><text:span text:style-name="Hiperłącze">DEFINICJE</text:span></text:a><text:a xlink:type="simple" xlink:href="#_Toc494909861" office:target-frame-name="_top" xlink:show="replace" text:style-name="Internet_20_link" text:visited-style-name="Visited_20_Internet_20_Link"><text:tab/>1</text:a></text:p>
          <text:p text:style-name="Contents_20_3"><text:a xlink:type="simple" xlink:href="#_Toc494909862" office:target-frame-name="_top" xlink:show="replace" text:style-name="Internet_20_link" text:visited-style-name="Visited_20_Internet_20_Link"><text:span text:style-name="Hiperłącze">RU</text:span></text:a><text:bookmark-start text:name="_Hlt494909960"/><text:a xlink:type="simple" xlink:href="#_Toc494909862" office:target-frame-name="_top" xlink:show="replace" text:style-name="Internet_20_link" text:visited-style-name="Visited_20_Internet_20_Link"><text:span text:style-name="Hiperłącze">C</text:span></text:a><text:bookmark-end text:name="_Hlt494909960"/><text:a xlink:type="simple" xlink:href="#_Toc494909862" office:target-frame-name="_top" xlink:show="replace" text:style-name="Internet_20_link" text:visited-style-name="Visited_20_Internet_20_Link"><text:span text:style-name="Hiperłącze">H</text:span></text:a><text:a xlink:type="simple" xlink:href="#_Toc494909862" office:target-frame-name="_top" xlink:show="replace" text:style-name="Internet_20_link" text:visited-style-name="Visited_20_Internet_20_Link"><text:tab/>1</text:a></text:p>
          <text:p text:style-name="P10"><text:a xlink:type="simple" xlink:href="#_Toc494909863" office:target-frame-name="_top" xlink:show="replace" text:style-name="Internet_20_link" text:visited-style-name="Visited_20_Internet_20_Link"><text:span text:style-name="Hiperłącze">POSTAĆ</text:span></text:a><text:a xlink:type="simple" xlink:href="#_Toc494909863" office:target-frame-name="_top" xlink:show="replace" text:style-name="Internet_20_link" text:visited-style-name="Visited_20_Internet_20_Link"><text:tab/>1</text:a></text:p>
          <text:p text:style-name="P11"><text:a xlink:type="simple" xlink:href="#_Toc494909864" office:target-frame-name="_top" xlink:show="replace" text:style-name="Internet_20_link" text:visited-style-name="Visited_20_Internet_20_Link"><text:span text:style-name="Hiperłącze">ŹRÓDŁO</text:span></text:a><text:a xlink:type="simple" xlink:href="#_Toc494909864" office:target-frame-name="_top" xlink:show="replace" text:style-name="Internet_20_link" text:visited-style-name="Visited_20_Internet_20_Link"><text:tab/>2</text:a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style:language-complex="ar" style:country-complex="SA" fo:hyphenate="tru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true"/>
    </style:style>
    <style:style style:name="Heading_20_2" style:display-name="Heading 2" style:family="paragraph" style:parent-style-name="Normalny" style:next-style-name="Normalny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 fo:hyphenate="true"/>
    </style:style>
    <style:style style:name="Heading_20_3" style:display-name="Heading 3" style:family="paragraph" style:parent-style-name="Normalny" style:next-style-name="Normalny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 fo:hyphenate="true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true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true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tyle-complex="italic" fo:hyphenate="true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.423cm" fo:margin-bottom="0.106cm" loext:contextual-spacing="false" fo:hyphenation-ladder-count="no-limit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size-complex="11pt" fo:hyphenate="true"/>
    </style:style>
    <style:style style:name="Normalny" style:family="paragraph">
      <style:paragraph-properties fo:hyphenation-ladder-count="no-limit"/>
      <style:text-properties fo:font-size="12pt" style:font-size-asian="12pt" style:font-size-complex="12pt" fo:hyphenate="true"/>
    </style:style>
    <style:style style:name="List" style:family="paragraph" style:parent-style-name="Text_20_body" style:class="list">
      <style:paragraph-properties fo:hyphenation-ladder-count="no-limit"/>
      <style:text-properties fo:hyphenate="true"/>
    </style:style>
    <style:style style:name="Legenda" style:family="paragraph" style:parent-style-name="Normalny" style:next-style-name="Normalny">
      <style:paragraph-properties fo:hyphenation-ladder-count="no-limit"/>
      <style:text-properties fo:text-transform="uppercase" fo:font-size="9pt" fo:letter-spacing="0.018cm" style:font-size-asian="9pt" style:font-size-complex="9pt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hyphenation-ladder-count="no-limit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 fo:hyphenate="true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hyphenation-ladder-count="no-limit" fo:text-indent="0.801cm" style:auto-text-indent="false"/>
      <style:text-properties style:font-size-complex="10pt" fo:hyphenate="true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.212cm" fo:margin-bottom="0.212cm" loext:contextual-spacing="false" fo:hyphenation-ladder-count="no-limit"/>
      <style:text-properties fo:text-transform="uppercas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 fo:hyphenate="true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name-complex="Calibri" style:font-family-complex="Calibri" style:font-family-generic-complex="swiss" style:font-pitch-complex="variable" style:font-size-complex="10pt" fo:hyphenate="true"/>
    </style:style>
    <style:style style:name="Contents_20_3" style:display-name="Contents 3" style:family="paragraph" style:parent-style-name="Normalny" style:next-style-name="Normalny" style:auto-update="true" style:class="index">
      <style:paragraph-properties fo:margin-left="0.847cm" fo:margin-right="0cm" fo:hyphenation-ladder-count="no-limit" fo:text-indent="0cm" style:auto-text-indent="false">
        <style:tab-stops>
          <style:tab-stop style:position="15.138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style:font-style-complex="italic" fo:hyphenate="true"/>
    </style:style>
    <style:style style:name="Contents_20_4" style:display-name="Contents 4" style:family="paragraph" style:parent-style-name="Normalny" style:next-style-name="Normalny" style:auto-update="true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5" style:display-name="Contents 5" style:family="paragraph" style:parent-style-name="Normalny" style:next-style-name="Normalny" style:auto-update="true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6" style:display-name="Contents 6" style:family="paragraph" style:parent-style-name="Normalny" style:next-style-name="Normalny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7" style:display-name="Contents 7" style:family="paragraph" style:parent-style-name="Normalny" style:next-style-name="Normalny" style:auto-update="true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8" style:display-name="Contents 8" style:family="paragraph" style:parent-style-name="Normalny" style:next-style-name="Normalny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9" style:display-name="Contents 9" style:family="paragraph" style:parent-style-name="Normalny" style:next-style-name="Normalny" style:auto-update="true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name-complex="Calibri" style:font-family-complex="Calibri" style:font-family-generic-complex="swiss" style:font-pitch-complex="variable" style:font-size-complex="9pt" fo:hyphenate="tru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0.5pt" fo:font-style="italic" style:font-size-asian="10.5pt" style:font-style-asian="italic" fo:hyphenate="true"/>
    </style:style>
    <style:style style:name="Tekst_20_przypisu_20_dolnego" style:display-name="Tekst przypisu dolnego" style:family="paragraph" style:parent-style-name="Normalny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true"/>
    </style:style>
    <style:style style:name="Contents_20_Heading" style:display-name="Contents Heading" style:family="paragraph" style:parent-style-name="Heading_20_1" style:next-style-name="Normalny" style:default-outline-level="" style:list-style-name="" style:class="index">
      <style:paragraph-properties fo:hyphenation-ladder-count="no-limit"/>
      <style:text-properties fo:hyphenate="tru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true"/>
    </style:style>
    <style:style style:name="Title" style:family="paragraph" style:parent-style-name="Normalny" style:next-style-name="Normalny" style:default-outline-level="1" style:list-style-name="" style:class="chapter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true"/>
    </style:style>
    <style:style style:name="Subtitle" style:family="paragraph" style:parent-style-name="Normalny" style:next-style-name="Normalny" style:default-outline-level="2" style:list-style-name="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true"/>
    </style:style>
    <style:style style:name="Bez_20_odstępów" style:display-name="Bez odstępów" style:family="paragraph" style:parent-style-name="Normalny">
      <style:paragraph-properties fo:hyphenation-ladder-count="no-limit"/>
      <style:text-properties style:font-size-complex="16pt" fo:hyphenate="tru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Cytat" style:family="paragraph" style:parent-style-name="Normalny" style:next-style-name="Normalny">
      <style:paragraph-properties fo:hyphenation-ladder-count="no-limit"/>
      <style:text-properties fo:font-style="italic" style:font-style-asian="italic" fo:hyphenate="true"/>
    </style:style>
    <style:style style:name="Cytat_20_intensywny" style:display-name="Cytat intensywny" style:family="paragraph" style:parent-style-name="Normalny" style:next-style-name="Normalny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fo:font-weight="bold" style:font-style-asian="italic" style:font-weight-asian="bold" style:font-size-complex="11pt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Numer_20_strony" style:display-name="Numer strony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agłówek_20_Znak" style:display-name="Nagłówek Znak" style:family="text" style:parent-style-name="Domyślna_20_czcionka_20_akapitu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/>
    </style:style>
    <style:style style:name="Tekst_20_przypisu_20_dolnego_20_Znak" style:display-name="Tekst przypisu dolnego Znak" style:family="text" style:parent-style-name="Domyślna_20_czcionka_20_akapitu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ytuł_20_Znak" style:display-name="Tytuł Znak" style:family="text" style:parent-style-name="Domyślna_20_czcionka_20_akapitu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Nagłówek_20_1_20_Znak" style:display-name="Nagłówek 1 Znak" style:family="text" style:parent-style-name="Domyślna_20_czcionka_20_akapitu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Nagłówek_20_2_20_Znak" style:display-name="Nagłówek 2 Znak" style:family="text" style:parent-style-name="Domyślna_20_czcionka_20_akapitu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/>
    </style:style>
    <style:style style:name="Nagłówek_20_3_20_Znak" style:display-name="Nagłówek 3 Znak" style:family="text" style:parent-style-name="Domyślna_20_czcionka_20_akapitu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Nagłówek_20_4_20_Znak" style:display-name="Nagłówek 4 Znak" style:family="text" style:parent-style-name="Domyślna_20_czcionka_20_akapitu">
      <style:text-properties fo:font-size="14pt" fo:font-weight="bold" style:font-size-asian="14pt" style:font-weight-asian="bold" style:font-size-complex="14pt" style:font-weight-complex="bold"/>
    </style:style>
    <style:style style:name="Nagłówek_20_5_20_Znak" style:display-name="Nagłówek 5 Znak" style:family="text" style:parent-style-name="Domyślna_20_czcionka_20_akapitu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agłówek_20_6_20_Znak" style:display-name="Nagłówek 6 Znak" style:family="text" style:parent-style-name="Domyślna_20_czcionka_20_akapitu">
      <style:text-properties fo:font-weight="bold" style:font-weight-asian="bold" style:font-weight-complex="bold"/>
    </style:style>
    <style:style style:name="Nagłówek_20_7_20_Znak" style:display-name="Nagłówek 7 Znak" style:family="text" style:parent-style-name="Domyślna_20_czcionka_20_akapitu">
      <style:text-properties fo:font-size="12pt" style:font-size-asian="12pt" style:font-size-complex="12pt"/>
    </style:style>
    <style:style style:name="Nagłówek_20_8_20_Znak" style:display-name="Nagłówek 8 Znak" style:family="text" style:parent-style-name="Domyślna_20_czcionka_20_akapitu">
      <style:text-properties fo:font-size="12pt" fo:font-style="italic" style:font-size-asian="12pt" style:font-style-asian="italic" style:font-size-complex="12pt" style:font-style-complex="italic"/>
    </style:style>
    <style:style style:name="Nagłówek_20_9_20_Znak" style:display-name="Nagłówek 9 Znak" style:family="text" style:parent-style-name="Domyślna_20_czcionka_20_akapitu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/>
    </style:style>
    <style:style style:name="Podtytuł_20_Znak" style:display-name="Podtytuł Znak" style:family="text" style:parent-style-name="Domyślna_20_czcionka_20_akapitu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ogrubienie" style:family="text" style:parent-style-name="Domyślna_20_czcionka_20_akapitu">
      <style:text-properties fo:font-weight="bold" style:font-weight-asian="bold" style:font-weight-complex="bold"/>
    </style:style>
    <style:style style:name="Uwydatnienie" style:family="text" style:parent-style-name="Domyślna_20_czcionka_20_akapitu">
      <style:text-properties style:font-name="Calibri" fo:font-family="Calibri" style:font-family-generic="swiss" style:font-pitch="variable" fo:font-style="italic" fo:font-weight="bold" style:font-style-asian="italic" style:font-weight-asian="bold" style:font-style-complex="italic"/>
    </style:style>
    <style:style style:name="Bez_20_odstępów_20_Znak" style:display-name="Bez odstępów Znak" style:family="text" style:parent-style-name="Domyślna_20_czcionka_20_akapitu">
      <style:text-properties fo:font-size="12pt" style:font-size-asian="12pt" style:font-size-complex="16pt"/>
    </style:style>
    <style:style style:name="Cytat_20_Znak" style:display-name="Cytat Znak" style:family="text" style:parent-style-name="Domyślna_20_czcionka_20_akapitu">
      <style:text-properties fo:font-size="12pt" fo:font-style="italic" style:font-size-asian="12pt" style:font-style-asian="italic" style:font-size-complex="12pt"/>
    </style:style>
    <style:style style:name="Cytat_20_intensywny_20_Znak" style:display-name="Cytat intensywny Znak" style:family="text" style:parent-style-name="Domyślna_20_czcionka_20_akapitu">
      <style:text-properties fo:font-size="12pt" fo:font-style="italic" fo:font-weight="bold" style:font-size-asian="12pt" style:font-style-asian="italic" style:font-weight-asian="bold"/>
    </style:style>
    <style:style style:name="Wyróżnienie_20_delikatne" style:display-name="Wyróżnienie delikatne" style:family="text">
      <style:text-properties fo:color="#5a5a5a" fo:font-style="italic" style:font-style-asian="italic"/>
    </style:style>
    <style:style style:name="Wyróżnienie_20_intensywne" style:display-name="Wyróżnienie intensywne" style:family="text" style:parent-style-name="Domyślna_20_czcionka_20_akapitu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Odwołanie_20_delikatne" style:display-name="Odwołanie delikatne" style:family="text" style:parent-style-name="Domyślna_20_czcionka_20_akapitu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Odwołanie_20_intensywne" style:display-name="Odwołanie intensywne" style:family="text" style:parent-style-name="Domyślna_20_czcionka_20_akapitu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Tytuł_20_książki" style:display-name="Tytuł książki" style:family="text" style:parent-style-name="Domyślna_20_czcionka_20_akapitu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/>
    </style:style>
    <style:style style:name="Hiperłącze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2" style:family="text">
      <style:text-properties style:font-name="Arial" fo:font-size="10pt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text:span text:style-name="Domyślna_20_czcionka_20_akapitu"><text:span text:style-name="MT1">Henri Bergson (1859-1941)</text:span></text:span><text:bookmark-start text:name="__RefHeading__1_1652706106"/><text:span text:style-name="Domyślna_20_czcionka_20_akapitu"><text:span text:style-name="MT1">,</text:span></text:span><text:span text:style-name="Domyślna_20_czcionka_20_akapitu"><text:span text:style-name="MT2"> Wstęp do metafizyki (fr.)</text:span></text:span><text:bookmark-end text:name="__RefHeading__1_1652706106"/><text:span text:style-name="Domyślna_20_czcionka_20_akapitu"><text:span text:style-name="MT2"><text:tab/></text:span></text:span><text:span text:style-name="Domyślna_20_czcionka_20_akapitu"><text:span text:style-name="MT2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title>Porównując ze sobą definicje metafizyki i koncepcje absolutu, spostrzegamy, że mimo jawnej rozbieżności zdań filozofowie utrzy</dc:title>
    <meta:initial-creator>cremon</meta:initial-creator>
    <meta:creation-date>2005-03-01T17:41:00Z</meta:creation-date>
    <dc:date>2017-10-09T09:00:31.797316245</dc:date>
    <meta:print-date>2008-09-21T20:51:00Z</meta:print-date>
    <meta:editing-cycles>2</meta:editing-cycles>
    <meta:editing-duration>PT2H14M14S</meta:editing-duration>
    <meta:document-statistic meta:table-count="0" meta:image-count="0" meta:object-count="0" meta:page-count="2" meta:paragraph-count="21" meta:word-count="692" meta:character-count="4548" meta:non-whitespace-character-count="3865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" xlink:href="Normal"/>
  </office:meta>
</office:document-meta>
</file>